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11" style:family="table-cell" style:parent-style-name="Default">
      <style:table-cell-properties fo:border="0.06pt solid #000000"/>
      <style:text-properties style:font-name="Arial"/>
    </style:style>
    <style:style style:name="ce12" style:family="table-cell" style:parent-style-name="Default">
      <style:table-cell-properties fo:background-color="#ffffd7" fo:border="0.06pt solid #000000"/>
      <style:text-properties style:font-name="Arial"/>
    </style:style>
    <style:style style:name="ce13" style:family="table-cell" style:parent-style-name="Default">
      <style:table-cell-properties fo:background-color="#ffffd7" fo:border="0.06pt solid #000000"/>
    </style:style>
    <style:style style:name="ce14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17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" style:family="table-cell" style:parent-style-name="Default">
      <style:text-properties style:font-name="Arial" style:font-name-asian="Segoe UI" style:font-name-complex="Tahoma"/>
    </style:style>
    <style:style style:name="ce20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/>
      <style:text-properties style:font-name="Ari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ext-properties style:font-name="Arial" style:font-name-asian="Segoe UI" style:font-name-complex="Tahoma"/>
    </style:style>
    <style:style style:name="ce38" style:family="table-cell" style:parent-style-name="Default">
      <style:table-cell-properties fo:background-color="#dee6ef"/>
      <style:text-properties style:font-name="Arial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40" style:family="table-cell" style:parent-style-name="Default">
      <style:table-cell-properties fo:background-color="#ffffd7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d7" fo:border="0.06pt solid #000000"/>
    </style:style>
    <style:style style:name="ce43" style:family="table-cell" style:parent-style-name="Default">
      <style:table-cell-properties fo:background-color="transparent"/>
      <style:text-properties style:font-name="Arial"/>
    </style:style>
    <style:style style:name="ce44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4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46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d7" fo:border="0.06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36"/>
        <table:table-column table:style-name="co7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0" calcext:value-type="float">
            <text:p>0</text:p>
          </table:table-cell>
          <table:table-cell table:style-name="ce38" table:formula="of:=[.E16]*[.D14]+[.E28]*[.D26]+[.E40]*[.D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string" office:string-value="" calcext:value-type="error">
            <text:p>#DIV/0!</text:p>
          </table:table-cell>
          <table:table-cell table:style-name="ce38" table:formula="of:=[.E17]*[.$D14]+[.E29]*[.$D26]+[.E41]*[.$D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8]*[.G16]*[.$D13]/[.$D7]+[.D30]*[.G28]*[.$D25]/[.$D7]+[.D42]*[.G40]*[.$D37]/[.$D7]" office:value-type="string" office:string-value="" calcext:value-type="error">
            <text:p>#DIV/0!</text:p>
          </table:table-cell>
          <table:table-cell table:style-name="ce38" table:formula="of:=[.E18]*[.H16]*[.$D13]/[.$D7]+[.E30]*[.H28]*[.$D25]/[.$D7]+[.E42]*[.H40]*[.$D37]/[.$D7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0" calcext:value-type="float">
            <text:p>0</text:p>
          </table:table-cell>
          <table:table-cell table:formula="of:=SUM([.N20:.N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string" office:string-value="" calcext:value-type="error">
            <text:p>#DIV/0!</text:p>
          </table:table-cell>
          <table:table-cell table:formula="of:=[.E16]*[.$D14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string" office:string-value="" calcext:value-type="error">
            <text:p>#DIV/0!</text:p>
          </table:table-cell>
          <table:table-cell table:formula="of:=SUM([.O20:.O23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string" office:string-value="" calcext:value-type="error">
            <text:p>#DIV/0!</text:p>
          </table:table-cell>
          <table:table-cell table:formula="of:=SUM([.P20:.P23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18]*[.G16]*[.$D13]/[.$D$7]" office:value-type="string" office:string-value="" calcext:value-type="error">
            <text:p>#DIV/0!</text:p>
          </table:table-cell>
          <table:table-cell table:formula="of:=[.E18]*[.H16]*[.$D13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0]*[.$F20]" office:value-type="float" office:value="0" calcext:value-type="float">
            <text:p>0</text:p>
          </table:table-cell>
          <table:table-cell table:formula="of:=[.D20]/[.$H20]*1000" office:value-type="string" office:string-value="" calcext:value-type="error">
            <text:p>#DIV/0!</text:p>
          </table:table-cell>
          <table:table-cell table:formula="of:=[.$G20]*[.K20]/[.D$16]*[.$I20]/[.$D$13]" office:value-type="string" office:string-value="" calcext:value-type="error">
            <text:p>#DIV/0!</text:p>
          </table:table-cell>
          <table:table-cell table:style-name="ce36" table:formula="of:=[.F20]*[.$E20]" office:value-type="float" office:value="0" calcext:value-type="float">
            <text:p>0</text:p>
          </table:table-cell>
          <table:table-cell table:style-name="ce36" table:formula="of:=[.E20]/[.$H20]*1000" office:value-type="string" office:string-value="" calcext:value-type="error">
            <text:p>#DIV/0!</text:p>
          </table:table-cell>
          <table:table-cell table:style-name="ce36" table:formula="of:=[.$G20]*[.N20]/[.E$16]*[.$I20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1]*[.$F21]" office:value-type="float" office:value="0" calcext:value-type="float">
            <text:p>0</text:p>
          </table:table-cell>
          <table:table-cell table:formula="of:=[.D21]/[.$H21]*1000" office:value-type="string" office:string-value="" calcext:value-type="error">
            <text:p>#DIV/0!</text:p>
          </table:table-cell>
          <table:table-cell table:formula="of:=[.$G21]*[.K21]/[.D$16]*[.$I21]/[.$D$13]" office:value-type="string" office:string-value="" calcext:value-type="error">
            <text:p>#DIV/0!</text:p>
          </table:table-cell>
          <table:table-cell table:style-name="ce36" table:formula="of:=[.F21]*[.$E21]" office:value-type="float" office:value="0" calcext:value-type="float">
            <text:p>0</text:p>
          </table:table-cell>
          <table:table-cell table:style-name="ce36" table:formula="of:=[.E21]/[.$H21]*1000" office:value-type="string" office:string-value="" calcext:value-type="error">
            <text:p>#DIV/0!</text:p>
          </table:table-cell>
          <table:table-cell table:style-name="ce36" table:formula="of:=[.$G21]*[.N21]/[.E$16]*[.$I21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string" office:string-value="" calcext:value-type="error">
            <text:p>#DIV/0!</text:p>
          </table:table-cell>
          <table:table-cell table:formula="of:=[.$G22]*[.K22]/[.D$16]*[.$I22]/[.$D$13]" office:value-type="string" office:string-value="" calcext:value-type="error">
            <text:p>#DIV/0!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string" office:string-value="" calcext:value-type="error">
            <text:p>#DIV/0!</text:p>
          </table:table-cell>
          <table:table-cell table:style-name="ce36" table:formula="of:=[.$G22]*[.N22]/[.E$16]*[.$I22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3]*[.$F23]" office:value-type="float" office:value="0" calcext:value-type="float">
            <text:p>0</text:p>
          </table:table-cell>
          <table:table-cell table:formula="of:=[.D23]/[.$H23]*1000" office:value-type="string" office:string-value="" calcext:value-type="error">
            <text:p>#DIV/0!</text:p>
          </table:table-cell>
          <table:table-cell table:formula="of:=[.$G23]*[.K23]/[.D$16]*[.$I23]/[.$D$13]" office:value-type="string" office:string-value="" calcext:value-type="error">
            <text:p>#DIV/0!</text:p>
          </table:table-cell>
          <table:table-cell table:style-name="ce36" table:formula="of:=[.F23]*[.$E23]" office:value-type="float" office:value="0" calcext:value-type="float">
            <text:p>0</text:p>
          </table:table-cell>
          <table:table-cell table:style-name="ce36" table:formula="of:=[.E23]/[.$H23]*1000" office:value-type="string" office:string-value="" calcext:value-type="error">
            <text:p>#DIV/0!</text:p>
          </table:table-cell>
          <table:table-cell table:style-name="ce36" table:formula="of:=[.$G23]*[.N23]/[.E$16]*[.$I23]/[.$D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string" office:string-value="" calcext:value-type="error">
            <text:p>#DIV/0!</text:p>
          </table:table-cell>
          <table:table-cell table:formula="of:=[.E28]*[.$D26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30]*[.G28]*[.$D25]/[.$D$7]" office:value-type="string" office:string-value="" calcext:value-type="error">
            <text:p>#DIV/0!</text:p>
          </table:table-cell>
          <table:table-cell table:formula="of:=[.E30]*[.H28]*[.$D25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string" office:string-value="" calcext:value-type="error">
            <text:p>#DIV/0!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string" office:string-value="" calcext:value-type="error">
            <text:p>#DIV/0!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string" office:string-value="" calcext:value-type="error">
            <text:p>#DIV/0!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string" office:string-value="" calcext:value-type="error">
            <text:p>#DIV/0!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string" office:string-value="" calcext:value-type="error">
            <text:p>#DIV/0!</text:p>
          </table:table-cell>
          <table:table-cell table:formula="of:=[.E40]*[.$D38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string" office:string-value="" calcext:value-type="error">
            <text:p>#DIV/0!</text:p>
          </table:table-cell>
          <table:table-cell table:formula="of:=SUM([.O44:.O4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string" office:string-value="" calcext:value-type="error">
            <text:p>#DIV/0!</text:p>
          </table:table-cell>
          <table:table-cell table:formula="of:=SUM([.P44:.P47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42]*[.G40]*[.$D37]/[.$D$7]" office:value-type="string" office:string-value="" calcext:value-type="error">
            <text:p>#DIV/0!</text:p>
          </table:table-cell>
          <table:table-cell table:formula="of:=[.E42]*[.H40]*[.$D37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4]*[.$F44]" office:value-type="float" office:value="0" calcext:value-type="float">
            <text:p>0</text:p>
          </table:table-cell>
          <table:table-cell table:formula="of:=[.D44]/[.$H44]*1000" office:value-type="string" office:string-value="" calcext:value-type="error">
            <text:p>#DIV/0!</text:p>
          </table:table-cell>
          <table:table-cell table:formula="of:=[.$G44]*[.K44]/[.D$40]*[.$I44]/[.$D$37]" office:value-type="string" office:string-value="" calcext:value-type="error">
            <text:p>#DIV/0!</text:p>
          </table:table-cell>
          <table:table-cell table:style-name="ce36" table:formula="of:=[.F44]*[.$E44]" office:value-type="float" office:value="0" calcext:value-type="float">
            <text:p>0</text:p>
          </table:table-cell>
          <table:table-cell table:style-name="ce36" table:formula="of:=[.E44]/[.$H44]*1000" office:value-type="string" office:string-value="" calcext:value-type="error">
            <text:p>#DIV/0!</text:p>
          </table:table-cell>
          <table:table-cell table:style-name="ce36" table:formula="of:=[.$G44]*[.N44]/[.E$40]*[.$I44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5]*[.$F45]" office:value-type="float" office:value="0" calcext:value-type="float">
            <text:p>0</text:p>
          </table:table-cell>
          <table:table-cell table:formula="of:=[.D45]/[.$H45]*1000" office:value-type="string" office:string-value="" calcext:value-type="error">
            <text:p>#DIV/0!</text:p>
          </table:table-cell>
          <table:table-cell table:formula="of:=[.$G45]*[.K45]/[.D$40]*[.$I45]/[.$D$37]" office:value-type="string" office:string-value="" calcext:value-type="error">
            <text:p>#DIV/0!</text:p>
          </table:table-cell>
          <table:table-cell table:style-name="ce36" table:formula="of:=[.F45]*[.$E45]" office:value-type="float" office:value="0" calcext:value-type="float">
            <text:p>0</text:p>
          </table:table-cell>
          <table:table-cell table:style-name="ce36" table:formula="of:=[.E45]/[.$H45]*1000" office:value-type="string" office:string-value="" calcext:value-type="error">
            <text:p>#DIV/0!</text:p>
          </table:table-cell>
          <table:table-cell table:style-name="ce36" table:formula="of:=[.$G45]*[.N45]/[.E$40]*[.$I45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6]*[.$F46]" office:value-type="float" office:value="0" calcext:value-type="float">
            <text:p>0</text:p>
          </table:table-cell>
          <table:table-cell table:formula="of:=[.D46]/[.$H46]*1000" office:value-type="string" office:string-value="" calcext:value-type="error">
            <text:p>#DIV/0!</text:p>
          </table:table-cell>
          <table:table-cell table:formula="of:=[.$G46]*[.K46]/[.D$40]*[.$I46]/[.$D$37]" office:value-type="string" office:string-value="" calcext:value-type="error">
            <text:p>#DIV/0!</text:p>
          </table:table-cell>
          <table:table-cell table:style-name="ce36" table:formula="of:=[.F46]*[.$E46]" office:value-type="float" office:value="0" calcext:value-type="float">
            <text:p>0</text:p>
          </table:table-cell>
          <table:table-cell table:style-name="ce36" table:formula="of:=[.E46]/[.$H46]*1000" office:value-type="string" office:string-value="" calcext:value-type="error">
            <text:p>#DIV/0!</text:p>
          </table:table-cell>
          <table:table-cell table:style-name="ce36" table:formula="of:=[.$G46]*[.N46]/[.E$40]*[.$I46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7]*[.$F47]" office:value-type="float" office:value="0" calcext:value-type="float">
            <text:p>0</text:p>
          </table:table-cell>
          <table:table-cell table:formula="of:=[.D47]/[.$H47]*1000" office:value-type="string" office:string-value="" calcext:value-type="error">
            <text:p>#DIV/0!</text:p>
          </table:table-cell>
          <table:table-cell table:formula="of:=[.$G47]*[.K47]/[.D$40]*[.$I47]/[.$D$37]" office:value-type="string" office:string-value="" calcext:value-type="error">
            <text:p>#DIV/0!</text:p>
          </table:table-cell>
          <table:table-cell table:style-name="ce36" table:formula="of:=[.F47]*[.$E47]" office:value-type="float" office:value="0" calcext:value-type="float">
            <text:p>0</text:p>
          </table:table-cell>
          <table:table-cell table:style-name="ce36" table:formula="of:=[.E47]/[.$H47]*1000" office:value-type="string" office:string-value="" calcext:value-type="error">
            <text:p>#DIV/0!</text:p>
          </table:table-cell>
          <table:table-cell table:style-name="ce36" table:formula="of:=[.$G47]*[.N47]/[.E$40]*[.$I47]/[.$D$3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0" calcext:value-type="float">
            <text:p>0</text:p>
          </table:table-cell>
          <table:table-cell table:style-name="ce38" table:formula="of:=[.E60]*[.D58]+[.E72]*[.D70]+[.E84]*[.D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string" office:string-value="" calcext:value-type="error">
            <text:p>#DIV/0!</text:p>
          </table:table-cell>
          <table:table-cell table:style-name="ce38" table:formula="of:=[.E61]*[.$D58]+[.E73]*[.$D70]+[.E85]*[.$D8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62]*[.G60]*[.$D57]/[.$D51]+[.D74]*[.G72]*[.$D69]/[.$D51]+[.D86]*[.G84]*[.$D81]/[.$D51]" office:value-type="string" office:string-value="" calcext:value-type="error">
            <text:p>#DIV/0!</text:p>
          </table:table-cell>
          <table:table-cell table:style-name="ce38" table:formula="of:=[.E62]*[.H60]*[.$D57]/[.$D51]+[.E74]*[.H72]*[.$D69]/[.$D51]+[.E86]*[.H84]*[.$D81]/[.$D51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0" calcext:value-type="float">
            <text:p>0</text:p>
          </table:table-cell>
          <table:table-cell table:formula="of:=SUM([.N64:.N6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string" office:string-value="" calcext:value-type="error">
            <text:p>#DIV/0!</text:p>
          </table:table-cell>
          <table:table-cell table:formula="of:=[.E60]*[.$D58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string" office:string-value="" calcext:value-type="error">
            <text:p>#DIV/0!</text:p>
          </table:table-cell>
          <table:table-cell table:formula="of:=SUM([.O64:.O6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string" office:string-value="" calcext:value-type="error">
            <text:p>#DIV/0!</text:p>
          </table:table-cell>
          <table:table-cell table:formula="of:=SUM([.P64:.P67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62]*[.G60]*[.$D57]/[.$D$51]" office:value-type="string" office:string-value="" calcext:value-type="error">
            <text:p>#DIV/0!</text:p>
          </table:table-cell>
          <table:table-cell table:formula="of:=[.E62]*[.H60]*[.$D57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4]*[.$F64]" office:value-type="float" office:value="0" calcext:value-type="float">
            <text:p>0</text:p>
          </table:table-cell>
          <table:table-cell table:formula="of:=[.D64]/[.$H64]*1000" office:value-type="string" office:string-value="" calcext:value-type="error">
            <text:p>#DIV/0!</text:p>
          </table:table-cell>
          <table:table-cell table:formula="of:=[.$G64]*[.K64]/[.D$60]*[.$I64]/[.$D$57]" office:value-type="string" office:string-value="" calcext:value-type="error">
            <text:p>#DIV/0!</text:p>
          </table:table-cell>
          <table:table-cell table:style-name="ce36" table:formula="of:=[.F64]*[.$E64]" office:value-type="float" office:value="0" calcext:value-type="float">
            <text:p>0</text:p>
          </table:table-cell>
          <table:table-cell table:style-name="ce36" table:formula="of:=[.E64]/[.$H64]*1000" office:value-type="string" office:string-value="" calcext:value-type="error">
            <text:p>#DIV/0!</text:p>
          </table:table-cell>
          <table:table-cell table:style-name="ce36" table:formula="of:=[.$G64]*[.N64]/[.E$60]*[.$I64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5]*[.$F65]" office:value-type="float" office:value="0" calcext:value-type="float">
            <text:p>0</text:p>
          </table:table-cell>
          <table:table-cell table:formula="of:=[.D65]/[.$H65]*1000" office:value-type="string" office:string-value="" calcext:value-type="error">
            <text:p>#DIV/0!</text:p>
          </table:table-cell>
          <table:table-cell table:formula="of:=[.$G65]*[.K65]/[.D$60]*[.$I65]/[.$D$57]" office:value-type="string" office:string-value="" calcext:value-type="error">
            <text:p>#DIV/0!</text:p>
          </table:table-cell>
          <table:table-cell table:style-name="ce36" table:formula="of:=[.F65]*[.$E65]" office:value-type="float" office:value="0" calcext:value-type="float">
            <text:p>0</text:p>
          </table:table-cell>
          <table:table-cell table:style-name="ce36" table:formula="of:=[.E65]/[.$H65]*1000" office:value-type="string" office:string-value="" calcext:value-type="error">
            <text:p>#DIV/0!</text:p>
          </table:table-cell>
          <table:table-cell table:style-name="ce36" table:formula="of:=[.$G65]*[.N65]/[.E$60]*[.$I65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string" office:string-value="" calcext:value-type="error">
            <text:p>#DIV/0!</text:p>
          </table:table-cell>
          <table:table-cell table:formula="of:=[.$G66]*[.K66]/[.D$60]*[.$I66]/[.$D$57]" office:value-type="string" office:string-value="" calcext:value-type="error">
            <text:p>#DIV/0!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string" office:string-value="" calcext:value-type="error">
            <text:p>#DIV/0!</text:p>
          </table:table-cell>
          <table:table-cell table:style-name="ce36" table:formula="of:=[.$G66]*[.N66]/[.E$60]*[.$I66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7]*[.$F67]" office:value-type="float" office:value="0" calcext:value-type="float">
            <text:p>0</text:p>
          </table:table-cell>
          <table:table-cell table:formula="of:=[.D67]/[.$H67]*1000" office:value-type="string" office:string-value="" calcext:value-type="error">
            <text:p>#DIV/0!</text:p>
          </table:table-cell>
          <table:table-cell table:formula="of:=[.$G67]*[.K67]/[.D$60]*[.$I67]/[.$D$57]" office:value-type="string" office:string-value="" calcext:value-type="error">
            <text:p>#DIV/0!</text:p>
          </table:table-cell>
          <table:table-cell table:style-name="ce36" table:formula="of:=[.F67]*[.$E67]" office:value-type="float" office:value="0" calcext:value-type="float">
            <text:p>0</text:p>
          </table:table-cell>
          <table:table-cell table:style-name="ce36" table:formula="of:=[.E67]/[.$H67]*1000" office:value-type="string" office:string-value="" calcext:value-type="error">
            <text:p>#DIV/0!</text:p>
          </table:table-cell>
          <table:table-cell table:style-name="ce36" table:formula="of:=[.$G67]*[.N67]/[.E$60]*[.$I67]/[.D$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0" calcext:value-type="float">
            <text:p>0</text:p>
          </table:table-cell>
          <table:table-cell table:formula="of:=SUM([.N76:.N79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string" office:string-value="" calcext:value-type="error">
            <text:p>#DIV/0!</text:p>
          </table:table-cell>
          <table:table-cell table:formula="of:=[.E72]*[.$D70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string" office:string-value="" calcext:value-type="error">
            <text:p>#DIV/0!</text:p>
          </table:table-cell>
          <table:table-cell table:formula="of:=SUM([.O76:.O7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string" office:string-value="" calcext:value-type="error">
            <text:p>#DIV/0!</text:p>
          </table:table-cell>
          <table:table-cell table:formula="of:=SUM([.P76:.P79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74]*[.G72]*[.$D69]/[.$D$51]" office:value-type="string" office:string-value="" calcext:value-type="error">
            <text:p>#DIV/0!</text:p>
          </table:table-cell>
          <table:table-cell table:formula="of:=[.E74]*[.H72]*[.$D69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6]*[.$F76]" office:value-type="float" office:value="0" calcext:value-type="float">
            <text:p>0</text:p>
          </table:table-cell>
          <table:table-cell table:formula="of:=[.D76]/[.$H76]*1000" office:value-type="string" office:string-value="" calcext:value-type="error">
            <text:p>#DIV/0!</text:p>
          </table:table-cell>
          <table:table-cell table:formula="of:=[.$G76]*[.K76]/[.D$72]*[.$I76]/[.$D$69]" office:value-type="string" office:string-value="" calcext:value-type="error">
            <text:p>#DIV/0!</text:p>
          </table:table-cell>
          <table:table-cell table:style-name="ce36" table:formula="of:=[.F76]*[.$E76]" office:value-type="float" office:value="0" calcext:value-type="float">
            <text:p>0</text:p>
          </table:table-cell>
          <table:table-cell table:style-name="ce36" table:formula="of:=[.E76]/[.$H76]*1000" office:value-type="string" office:string-value="" calcext:value-type="error">
            <text:p>#DIV/0!</text:p>
          </table:table-cell>
          <table:table-cell table:style-name="ce36" table:formula="of:=[.$G76]*[.N76]/[.E$72]*[.$I76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7]*[.$F77]" office:value-type="float" office:value="0" calcext:value-type="float">
            <text:p>0</text:p>
          </table:table-cell>
          <table:table-cell table:formula="of:=[.D77]/[.$H77]*1000" office:value-type="string" office:string-value="" calcext:value-type="error">
            <text:p>#DIV/0!</text:p>
          </table:table-cell>
          <table:table-cell table:formula="of:=[.$G77]*[.K77]/[.D$72]*[.$I77]/[.$D$69]" office:value-type="string" office:string-value="" calcext:value-type="error">
            <text:p>#DIV/0!</text:p>
          </table:table-cell>
          <table:table-cell table:style-name="ce36" table:formula="of:=[.F77]*[.$E77]" office:value-type="float" office:value="0" calcext:value-type="float">
            <text:p>0</text:p>
          </table:table-cell>
          <table:table-cell table:style-name="ce36" table:formula="of:=[.E77]/[.$H77]*1000" office:value-type="string" office:string-value="" calcext:value-type="error">
            <text:p>#DIV/0!</text:p>
          </table:table-cell>
          <table:table-cell table:style-name="ce36" table:formula="of:=[.$G77]*[.N77]/[.E$72]*[.$I77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8]*[.$F78]" office:value-type="float" office:value="0" calcext:value-type="float">
            <text:p>0</text:p>
          </table:table-cell>
          <table:table-cell table:formula="of:=[.D78]/[.$H78]*1000" office:value-type="string" office:string-value="" calcext:value-type="error">
            <text:p>#DIV/0!</text:p>
          </table:table-cell>
          <table:table-cell table:formula="of:=[.$G78]*[.K78]/[.D$72]*[.$I78]/[.$D$69]" office:value-type="string" office:string-value="" calcext:value-type="error">
            <text:p>#DIV/0!</text:p>
          </table:table-cell>
          <table:table-cell table:style-name="ce36" table:formula="of:=[.F78]*[.$E78]" office:value-type="float" office:value="0" calcext:value-type="float">
            <text:p>0</text:p>
          </table:table-cell>
          <table:table-cell table:style-name="ce36" table:formula="of:=[.E78]/[.$H78]*1000" office:value-type="string" office:string-value="" calcext:value-type="error">
            <text:p>#DIV/0!</text:p>
          </table:table-cell>
          <table:table-cell table:style-name="ce36" table:formula="of:=[.$G78]*[.N78]/[.E$72]*[.$I78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9]*[.$F79]" office:value-type="float" office:value="0" calcext:value-type="float">
            <text:p>0</text:p>
          </table:table-cell>
          <table:table-cell table:formula="of:=[.D79]/[.$H79]*1000" office:value-type="string" office:string-value="" calcext:value-type="error">
            <text:p>#DIV/0!</text:p>
          </table:table-cell>
          <table:table-cell table:formula="of:=[.$G79]*[.K79]/[.D$72]*[.$I79]/[.$D$69]" office:value-type="string" office:string-value="" calcext:value-type="error">
            <text:p>#DIV/0!</text:p>
          </table:table-cell>
          <table:table-cell table:style-name="ce36" table:formula="of:=[.F79]*[.$E79]" office:value-type="float" office:value="0" calcext:value-type="float">
            <text:p>0</text:p>
          </table:table-cell>
          <table:table-cell table:style-name="ce36" table:formula="of:=[.E79]/[.$H79]*1000" office:value-type="string" office:string-value="" calcext:value-type="error">
            <text:p>#DIV/0!</text:p>
          </table:table-cell>
          <table:table-cell table:style-name="ce36" table:formula="of:=[.$G79]*[.N79]/[.E$72]*[.$I79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N88:.N9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string" office:string-value="" calcext:value-type="error">
            <text:p>#DIV/0!</text:p>
          </table:table-cell>
          <table:table-cell table:formula="of:=[.E84]*[.$D82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string" office:string-value="" calcext:value-type="error">
            <text:p>#DIV/0!</text:p>
          </table:table-cell>
          <table:table-cell table:formula="of:=SUM([.O88:.O9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string" office:string-value="" calcext:value-type="error">
            <text:p>#DIV/0!</text:p>
          </table:table-cell>
          <table:table-cell table:formula="of:=SUM([.P88:.P91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86]*[.G84]*[.$D81]/[.$D$51]" office:value-type="string" office:string-value="" calcext:value-type="error">
            <text:p>#DIV/0!</text:p>
          </table:table-cell>
          <table:table-cell table:formula="of:=[.E86]*[.H84]*[.$D81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string" office:string-value="" calcext:value-type="error">
            <text:p>#DIV/0!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string" office:string-value="" calcext:value-type="error">
            <text:p>#DIV/0!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string" office:string-value="" calcext:value-type="error">
            <text:p>#DIV/0!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1]*[.$F91]" office:value-type="float" office:value="0" calcext:value-type="float">
            <text:p>0</text:p>
          </table:table-cell>
          <table:table-cell table:formula="of:=[.D91]/[.$H91]*1000" office:value-type="string" office:string-value="" calcext:value-type="error">
            <text:p>#DIV/0!</text:p>
          </table:table-cell>
          <table:table-cell table:formula="of:=[.$G91]*[.K91]/[.D$84]*[.$I91]/[.$D$81]" office:value-type="string" office:string-value="" calcext:value-type="error">
            <text:p>#DIV/0!</text:p>
          </table:table-cell>
          <table:table-cell table:style-name="ce36" table:formula="of:=[.F91]*[.$E91]" office:value-type="float" office:value="0" calcext:value-type="float">
            <text:p>0</text:p>
          </table:table-cell>
          <table:table-cell table:style-name="ce36" table:formula="of:=[.E91]/[.$H91]*1000" office:value-type="string" office:string-value="" calcext:value-type="error">
            <text:p>#DIV/0!</text:p>
          </table:table-cell>
          <table:table-cell table:style-name="ce36" table:formula="of:=[.$G91]*[.N91]/[.E$84]*[.$I91]/[.$D$8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office:value-type="string" calcext:value-type="string">
            <text:p>Por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36"/>
        <table:table-column table:style-name="co8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<text:span text:style-name="T3">All thickness values are guess, except </text:span><text:span text:style-name="T4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2000" calcext:value-type="float">
            <text:p>2000</text:p>
          </table:table-cell>
          <table:table-cell table:style-name="ce38" table:formula="of:=MAX([.D13];[.D37];[.D25])"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14.54491" calcext:value-type="float">
            <text:p>14.54491</text:p>
          </table:table-cell>
          <table:table-cell table:style-name="ce38" table:formula="of:=[.E16]*[.D14]+[.E28]*[.D26]+[.E40]*[.D38]" office:value-type="float" office:value="20.205036" calcext:value-type="float">
            <text:p>20.2050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65.1795756519324" calcext:value-type="float">
            <text:p>65.1795756519324</text:p>
          </table:table-cell>
          <table:table-cell table:style-name="ce38" table:formula="of:=[.E17]*[.$D14]+[.E29]*[.$D26]+[.E41]*[.$D38]" office:value-type="float" office:value="151.920876626597" calcext:value-type="float">
            <text:p>151.9208766265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8]*[.G16]*[.$D13]/[.$D7]+[.D30]*[.G28]*[.$D25]/[.$D7]+[.D42]*[.G40]*[.$D37]/[.$D7]" office:value-type="float" office:value="314.603880774786" calcext:value-type="float">
            <text:p>314.603880774786</text:p>
          </table:table-cell>
          <table:table-cell table:style-name="ce38" table:formula="of:=[.E18]*[.H16]*[.$D13]/[.$D7]+[.E30]*[.H28]*[.$D25]/[.$D7]+[.E42]*[.H40]*[.$D37]/[.$D7]" office:value-type="float" office:value="358.338545674859" calcext:value-type="float">
            <text:p>358.338545674859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8.56896" calcext:value-type="float">
            <text:p>28.56896</text:p>
          </table:table-cell>
          <table:table-cell table:formula="of:=SUM([.N20:.N23])" office:value-type="float" office:value="57.13792" calcext:value-type="float">
            <text:p>57.13792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94628430151854" calcext:value-type="float">
            <text:p>0.294628430151854</text:p>
          </table:table-cell>
          <table:table-cell table:formula="of:=[.E16]*[.$D14]/[.E$8]" office:value-type="float" office:value="0.42418573270545" calcext:value-type="float">
            <text:p>0.424185732705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46.587594789034" calcext:value-type="float">
            <text:p>146.587594789034</text:p>
          </table:table-cell>
          <table:table-cell table:formula="of:=SUM([.O20:.O23])" office:value-type="float" office:value="293.175189578067" calcext:value-type="float">
            <text:p>293.17518957806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67.730633246713" calcext:value-type="float">
            <text:p>467.730633246713</text:p>
          </table:table-cell>
          <table:table-cell table:formula="of:=SUM([.P20:.P23])" office:value-type="float" office:value="467.730633246712" calcext:value-type="float">
            <text:p>467.730633246712</text:p>
          </table:table-cell>
          <table:table-cell office:value-type="string" calcext:value-type="string">
            <text:p>Portion</text:p>
          </table:table-cell>
          <table:table-cell table:formula="of:=[.D18]*[.$G16]*[.$D13]/[.$D7]" office:value-type="float" office:value="137.806742207411" calcext:value-type="float">
            <text:p>137.806742207411</text:p>
          </table:table-cell>
          <table:table-cell table:formula="of:=[.E18]*[.$H16]*[.$D13]/[.$D7]" office:value-type="float" office:value="198.404661372541" calcext:value-type="float">
            <text:p>198.40466137254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05" calcext:value-type="float">
            <text:p>0.005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4" office:value-type="float" office:value="2000" calcext:value-type="float">
            <text:p>2000</text:p>
          </table:table-cell>
          <table:table-cell/>
          <table:table-cell table:formula="of:=[.D20]*[.$F20]" office:value-type="float" office:value="27.8" calcext:value-type="float">
            <text:p>27.8</text:p>
          </table:table-cell>
          <table:table-cell table:formula="of:=[.D20]/[.$H20]*1000" office:value-type="float" office:value="2.7027027027027" calcext:value-type="float">
            <text:p>2.7027027027027</text:p>
          </table:table-cell>
          <table:table-cell table:formula="of:=[.$G20]*[.K20]/[.D$16]*[.$I20]/[.$D$13]" office:value-type="float" office:value="443.726337955599" calcext:value-type="float">
            <text:p>443.726337955599</text:p>
          </table:table-cell>
          <table:table-cell table:style-name="ce36" table:formula="of:=[.F20]*[.$E20]" office:value-type="float" office:value="55.6" calcext:value-type="float">
            <text:p>55.6</text:p>
          </table:table-cell>
          <table:table-cell table:style-name="ce36" table:formula="of:=[.E20]/[.$H20]*1000" office:value-type="float" office:value="5.40540540540541" calcext:value-type="float">
            <text:p>5.40540540540541</text:p>
          </table:table-cell>
          <table:table-cell table:style-name="ce36" table:formula="of:=[.$G20]*[.N20]/[.E$16]*[.$I20]/[.$D$13]" office:value-type="float" office:value="443.726337955599" calcext:value-type="float">
            <text:p>443.72633795559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0.016" calcext:value-type="float">
            <text:p>0.016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76896" calcext:value-type="float">
            <text:p>0.76896</text:p>
          </table:table-cell>
          <table:table-cell table:formula="of:=[.D21]/[.$H21]*1000" office:value-type="float" office:value="143.884892086331" calcext:value-type="float">
            <text:p>143.884892086331</text:p>
          </table:table-cell>
          <table:table-cell table:formula="of:=[.$G21]*[.K21]/[.D$16]*[.$I21]/[.$D$13]" office:value-type="float" office:value="24.0042952911132" calcext:value-type="float">
            <text:p>24.0042952911132</text:p>
          </table:table-cell>
          <table:table-cell table:style-name="ce36" table:formula="of:=[.F21]*[.$E21]" office:value-type="float" office:value="1.53792" calcext:value-type="float">
            <text:p>1.53792</text:p>
          </table:table-cell>
          <table:table-cell table:style-name="ce36" table:formula="of:=[.E21]/[.$H21]*1000" office:value-type="float" office:value="287.769784172662" calcext:value-type="float">
            <text:p>287.769784172662</text:p>
          </table:table-cell>
          <table:table-cell table:style-name="ce36" table:formula="of:=[.$G21]*[.N21]/[.E$16]*[.$I21]/[.$D$13]" office:value-type="float" office:value="24.0042952911132" calcext:value-type="float">
            <text:p>24.00429529111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" calcext:value-type="float">
            <text:p>0.6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3.67011" calcext:value-type="float">
            <text:p>13.67011</text:p>
          </table:table-cell>
          <table:table-cell table:formula="of:=SUM([.N32:.N35])" office:value-type="float" office:value="14.24683" calcext:value-type="float">
            <text:p>14.24683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563913148998516" calcext:value-type="float">
            <text:p>0.563913148998516</text:p>
          </table:table-cell>
          <table:table-cell table:formula="of:=[.E28]*[.$D26]/[.E$8]" office:value-type="float" office:value="0.423067694608413" calcext:value-type="float">
            <text:p>0.42306769460841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71.9691929977613" calcext:value-type="float">
            <text:p>71.9691929977613</text:p>
          </table:table-cell>
          <table:table-cell table:formula="of:=SUM([.O32:.O35])" office:value-type="float" office:value="179.88286206251" calcext:value-type="float">
            <text:p>179.8828620625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29.235867460396" calcext:value-type="float">
            <text:p>329.235867460396</text:p>
          </table:table-cell>
          <table:table-cell table:formula="of:=SUM([.P32:.P35])" office:value-type="float" office:value="379.402087922411" calcext:value-type="float">
            <text:p>379.402087922411</text:p>
          </table:table-cell>
          <table:table-cell office:value-type="string" calcext:value-type="string">
            <text:p>Portion</text:p>
          </table:table-cell>
          <table:table-cell table:formula="of:=[.D30]*[.$G28]*[.$D25]/[.$D7]" office:value-type="float" office:value="143.886836956709" calcext:value-type="float">
            <text:p>143.886836956709</text:p>
          </table:table-cell>
          <table:table-cell table:formula="of:=[.E30]*[.$H28]*[.$D25]/[.$D7]" office:value-type="float" office:value="124.397394166889" calcext:value-type="float">
            <text:p>124.3973941668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table:formula="of:=[.D32]*[.$F32]" office:value-type="float" office:value="10.15" calcext:value-type="float">
            <text:p>10.15</text:p>
          </table:table-cell>
          <table:table-cell table:formula="of:=[.D32]/[.$H32]*1000" office:value-type="float" office:value="0.0116279069767442" calcext:value-type="float">
            <text:p>0.011627906976744</text:p>
          </table:table-cell>
          <table:table-cell table:formula="of:=[.$G32]*[.K32]/[.D$28]*[.$I32]/[.$D$25]" office:value-type="float" office:value="226.933759860016" calcext:value-type="float">
            <text:p>226.933759860016</text:p>
          </table:table-cell>
          <table:table-cell table:style-name="ce36" table:formula="of:=[.F32]*[.$E32]" office:value-type="float" office:value="10.15" calcext:value-type="float">
            <text:p>10.15</text:p>
          </table:table-cell>
          <table:table-cell table:style-name="ce36" table:formula="of:=[.E32]/[.$H32]*1000" office:value-type="float" office:value="0.0116279069767442" calcext:value-type="float">
            <text:p>0.011627906976744</text:p>
          </table:table-cell>
          <table:table-cell table:style-name="ce36" table:formula="of:=[.$G32]*[.N32]/[.D$28]*[.$I32]/[.$D$25]" office:value-type="float" office:value="226.933759860016" calcext:value-type="float">
            <text:p>226.933759860016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table:formula="of:=[.D33]*[.$F33]" office:value-type="float" office:value="0.38448" calcext:value-type="float">
            <text:p>0.38448</text:p>
          </table:table-cell>
          <table:table-cell table:formula="of:=[.D33]/[.$H33]*1000" office:value-type="float" office:value="71.9424460431655" calcext:value-type="float">
            <text:p>71.9424460431655</text:p>
          </table:table-cell>
          <table:table-cell table:formula="of:=[.$G33]*[.K33]/[.D$28]*[.$I33]/[.$D$25]" office:value-type="float" office:value="33.4441469746769" calcext:value-type="float">
            <text:p>33.4441469746769</text:p>
          </table:table-cell>
          <table:table-cell table:style-name="ce36" table:formula="of:=[.F33]*[.$E33]" office:value-type="float" office:value="0.9612" calcext:value-type="float">
            <text:p>0.9612</text:p>
          </table:table-cell>
          <table:table-cell table:style-name="ce36" table:formula="of:=[.E33]/[.$H33]*1000" office:value-type="float" office:value="179.856115107914" calcext:value-type="float">
            <text:p>179.856115107914</text:p>
          </table:table-cell>
          <table:table-cell table:style-name="ce36" table:formula="of:=[.$G33]*[.N33]/[.D$28]*[.$I33]/[.$D$25]" office:value-type="float" office:value="83.6103674366922" calcext:value-type="float">
            <text:p>83.610367436692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" office:value-type="float" office:value="0.000381" calcext:value-type="float">
            <text:p>0.000381</text:p>
          </table:table-cell>
          <table:table-cell table:style-name="ce46" table:formula="of:=0.000254 * 1.5" office:value-type="float" office:value="0.000381" calcext:value-type="float">
            <text:p>0.000381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34]*[.$F34]" office:value-type="float" office:value="3.13563" calcext:value-type="float">
            <text:p>3.13563</text:p>
          </table:table-cell>
          <table:table-cell table:formula="of:=[.D34]/[.$H34]*1000" office:value-type="float" office:value="0.0151190476190476" calcext:value-type="float">
            <text:p>0.015119047619048</text:p>
          </table:table-cell>
          <table:table-cell table:formula="of:=[.$G34]*[.K34]/[.D$28]*[.$I34]/[.$D$25]" office:value-type="float" office:value="68.8579606257032" calcext:value-type="float">
            <text:p>68.8579606257032</text:p>
          </table:table-cell>
          <table:table-cell table:style-name="ce36" table:formula="of:=[.F34]*[.$E34]" office:value-type="float" office:value="3.13563" calcext:value-type="float">
            <text:p>3.13563</text:p>
          </table:table-cell>
          <table:table-cell table:style-name="ce36" table:formula="of:=[.E34]/[.$H34]*1000" office:value-type="float" office:value="0.0151190476190476" calcext:value-type="float">
            <text:p>0.015119047619048</text:p>
          </table:table-cell>
          <table:table-cell table:style-name="ce36" table:formula="of:=[.$G34]*[.N34]/[.D$28]*[.$I34]/[.$D$25]" office:value-type="float" office:value="68.8579606257032" calcext:value-type="float">
            <text:p>68.8579606257032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12.345" calcext:value-type="float">
            <text:p>12.345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41458420849631" calcext:value-type="float">
            <text:p>0.141458420849631</text:p>
          </table:table-cell>
          <table:table-cell table:formula="of:=[.E40]*[.$D38]/[.E$8]" office:value-type="float" office:value="0.152746572686136" calcext:value-type="float">
            <text:p>0.1527465726861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595238095238095" calcext:value-type="float">
            <text:p>0.05952380952381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office:value-type="string" calcext:value-type="string">
            <text:p>Portion</text:p>
          </table:table-cell>
          <table:table-cell table:formula="of:=[.D42]*[.$G40]*[.$D37]/[.$D7]" office:value-type="float" office:value="32.9103016106666" calcext:value-type="float">
            <text:p>32.9103016106666</text:p>
          </table:table-cell>
          <table:table-cell table:formula="of:=[.E42]*[.$H40]*[.$D37]/[.$D7]" office:value-type="float" office:value="35.5364901354296" calcext:value-type="float">
            <text:p>35.53649013542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12.345" calcext:value-type="float">
            <text:p>12.345</text:p>
          </table:table-cell>
          <table:table-cell table:style-name="ce36" table:formula="of:=[.E44]/[.$H44]*1000" office:value-type="float" office:value="0.0595238095238095" calcext:value-type="float">
            <text:p>0.05952380952381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11.2220605" calcext:value-type="float">
            <text:p>11.2220605</text:p>
          </table:table-cell>
          <table:table-cell table:style-name="ce38" table:formula="of:=[.E60]*[.D58]+[.E72]*[.D70]+[.E84]*[.D82]" office:value-type="float" office:value="13.3910065" calcext:value-type="float">
            <text:p>13.39100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39.6009132916258" calcext:value-type="float">
            <text:p>39.6009132916258</text:p>
          </table:table-cell>
          <table:table-cell table:style-name="ce38" table:formula="of:=[.E61]*[.$D58]+[.E73]*[.$D70]+[.E85]*[.$D82]" office:value-type="float" office:value="98.9623598486659" calcext:value-type="float">
            <text:p>98.962359848665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62]*[.G60]*[.$D57]/[.$D51]+[.D74]*[.G72]*[.$D69]/[.$D51]+[.D86]*[.G84]*[.$D81]/[.$D51]" office:value-type="float" office:value="319.651332722951" calcext:value-type="float">
            <text:p>319.651332722951</text:p>
          </table:table-cell>
          <table:table-cell table:style-name="ce38" table:formula="of:=[.E62]*[.H60]*[.$D57]/[.$D51]+[.E74]*[.H72]*[.$D69]/[.$D51]+[.E86]*[.H84]*[.$D81]/[.$D51]" office:value-type="float" office:value="337.555490063304" calcext:value-type="float">
            <text:p>337.55549006330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3.67011" calcext:value-type="float">
            <text:p>13.67011</text:p>
          </table:table-cell>
          <table:table-cell table:formula="of:=SUM([.N64:.N67])" office:value-type="float" office:value="14.24683" calcext:value-type="float">
            <text:p>14.24683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669980392638233" calcext:value-type="float">
            <text:p>0.669980392638233</text:p>
          </table:table-cell>
          <table:table-cell table:formula="of:=[.E60]*[.$D58]/[.E$52]" office:value-type="float" office:value="0.585150675567217" calcext:value-type="float">
            <text:p>0.5851506755672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71.9691929977613" calcext:value-type="float">
            <text:p>71.9691929977613</text:p>
          </table:table-cell>
          <table:table-cell table:formula="of:=SUM([.O64:.O67])" office:value-type="float" office:value="179.88286206251" calcext:value-type="float">
            <text:p>179.88286206251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29.235867460396" calcext:value-type="float">
            <text:p>329.235867460396</text:p>
          </table:table-cell>
          <table:table-cell table:formula="of:=SUM([.P64:.P67])" office:value-type="float" office:value="364.043669793845" calcext:value-type="float">
            <text:p>364.043669793845</text:p>
          </table:table-cell>
          <table:table-cell/>
          <table:table-cell table:formula="of:=[.D62]*[.G60]*[.$D57]/[.D51]" office:value-type="float" office:value="220.581575751705" calcext:value-type="float">
            <text:p>220.581575751705</text:p>
          </table:table-cell>
          <table:table-cell table:formula="of:=[.E62]*[.H60]*[.$D57]/[.E51]" office:value-type="float" office:value="213.020399315837" calcext:value-type="float">
            <text:p>213.02039931583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table:formula="of:=[.D64]*[.$F64]" office:value-type="float" office:value="10.15" calcext:value-type="float">
            <text:p>10.15</text:p>
          </table:table-cell>
          <table:table-cell table:formula="of:=[.D64]/[.$H64]*1000" office:value-type="float" office:value="0.0116279069767442" calcext:value-type="float">
            <text:p>0.011627906976744</text:p>
          </table:table-cell>
          <table:table-cell table:formula="of:=[.$G64]*[.K64]/[.D$60]*[.$I64]/[.$D$57]" office:value-type="float" office:value="226.933759860016" calcext:value-type="float">
            <text:p>226.933759860016</text:p>
          </table:table-cell>
          <table:table-cell table:style-name="ce36" table:formula="of:=[.F64]*[.$E64]" office:value-type="float" office:value="10.15" calcext:value-type="float">
            <text:p>10.15</text:p>
          </table:table-cell>
          <table:table-cell table:style-name="ce36" table:formula="of:=[.E64]/[.$H64]*1000" office:value-type="float" office:value="0.0116279069767442" calcext:value-type="float">
            <text:p>0.011627906976744</text:p>
          </table:table-cell>
          <table:table-cell table:style-name="ce36" table:formula="of:=[.$G64]*[.N64]/[.E$60]*[.$I64]/[.D$57]" office:value-type="float" office:value="217.74734870845" calcext:value-type="float">
            <text:p>217.74734870845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89.1" calcext:value-type="float">
            <text:p>1189.1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table:formula="of:=[.D65]*[.$F65]" office:value-type="float" office:value="0.38448" calcext:value-type="float">
            <text:p>0.38448</text:p>
          </table:table-cell>
          <table:table-cell table:formula="of:=[.D65]/[.$H65]*1000" office:value-type="float" office:value="71.9424460431655" calcext:value-type="float">
            <text:p>71.9424460431655</text:p>
          </table:table-cell>
          <table:table-cell table:formula="of:=[.$G65]*[.K65]/[.D$60]*[.$I65]/[.$D$57]" office:value-type="float" office:value="33.4441469746769" calcext:value-type="float">
            <text:p>33.4441469746769</text:p>
          </table:table-cell>
          <table:table-cell table:style-name="ce36" table:formula="of:=[.F65]*[.$E65]" office:value-type="float" office:value="0.9612" calcext:value-type="float">
            <text:p>0.9612</text:p>
          </table:table-cell>
          <table:table-cell table:style-name="ce36" table:formula="of:=[.E65]/[.$H65]*1000" office:value-type="float" office:value="179.856115107914" calcext:value-type="float">
            <text:p>179.856115107914</text:p>
          </table:table-cell>
          <table:table-cell table:style-name="ce36" table:formula="of:=[.$G65]*[.N65]/[.E$60]*[.$I65]/[.D$57]" office:value-type="float" office:value="80.2257709258832" calcext:value-type="float">
            <text:p>80.225770925883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" office:value-type="float" office:value="0.000381" calcext:value-type="float">
            <text:p>0.000381</text:p>
          </table:table-cell>
          <table:table-cell table:style-name="ce46" table:formula="of:=0.000254 * 1.5" office:value-type="float" office:value="0.000381" calcext:value-type="float">
            <text:p>0.000381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66]*[.$F66]" office:value-type="float" office:value="3.13563" calcext:value-type="float">
            <text:p>3.13563</text:p>
          </table:table-cell>
          <table:table-cell table:formula="of:=[.D66]/[.$H66]*1000" office:value-type="float" office:value="0.0151190476190476" calcext:value-type="float">
            <text:p>0.015119047619048</text:p>
          </table:table-cell>
          <table:table-cell table:formula="of:=[.$G66]*[.K66]/[.D$60]*[.$I66]/[.$D$57]" office:value-type="float" office:value="68.8579606257032" calcext:value-type="float">
            <text:p>68.8579606257032</text:p>
          </table:table-cell>
          <table:table-cell table:style-name="ce36" table:formula="of:=[.F66]*[.$E66]" office:value-type="float" office:value="3.13563" calcext:value-type="float">
            <text:p>3.13563</text:p>
          </table:table-cell>
          <table:table-cell table:style-name="ce36" table:formula="of:=[.E66]/[.$H66]*1000" office:value-type="float" office:value="0.0151190476190476" calcext:value-type="float">
            <text:p>0.015119047619048</text:p>
          </table:table-cell>
          <table:table-cell table:style-name="ce36" table:formula="of:=[.$G66]*[.N66]/[.E$60]*[.$I66]/[.D$57]" office:value-type="float" office:value="66.0705501595114" calcext:value-type="float">
            <text:p>66.0705501595114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45" calcext:value-type="float">
            <text:p>0.4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8.23" calcext:value-type="float">
            <text:p>8.23</text:p>
          </table:table-cell>
          <table:table-cell table:formula="of:=SUM([.N76:.N79])" office:value-type="float" office:value="12.345" calcext:value-type="float">
            <text:p>12.34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330019607361768" calcext:value-type="float">
            <text:p>0.330019607361768</text:p>
          </table:table-cell>
          <table:table-cell table:formula="of:=[.E72]*[.$D70]/[.E$52]" office:value-type="float" office:value="0.414849324432783" calcext:value-type="float">
            <text:p>0.41484932443278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396825396825397" calcext:value-type="float">
            <text:p>0.03968253968254</text:p>
          </table:table-cell>
          <table:table-cell table:formula="of:=SUM([.O76:.O79])" office:value-type="float" office:value="0.0595238095238095" calcext:value-type="float">
            <text:p>0.0595238095238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/>
          <table:table-cell table:formula="of:=[.D74]*[.G72]*[.$D69]/[.D51]" office:value-type="float" office:value="99.0697569712454" calcext:value-type="float">
            <text:p>99.0697569712454</text:p>
          </table:table-cell>
          <table:table-cell table:formula="of:=[.E74]*[.H72]*[.$D69]/[.E51]" office:value-type="float" office:value="124.535090747467" calcext:value-type="float">
            <text:p>124.53509074746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76]*[.$F76]" office:value-type="float" office:value="8.23" calcext:value-type="float">
            <text:p>8.23</text:p>
          </table:table-cell>
          <table:table-cell table:formula="of:=[.D76]/[.$H76]*1000" office:value-type="float" office:value="0.0396825396825397" calcext:value-type="float">
            <text:p>0.03968253968254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12.345" calcext:value-type="float">
            <text:p>12.345</text:p>
          </table:table-cell>
          <table:table-cell table:style-name="ce36" table:formula="of:=[.E76]/[.$H76]*1000" office:value-type="float" office:value="0.0595238095238095" calcext:value-type="float">
            <text:p>0.05952380952381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float" office:value="0" calcext:value-type="float">
            <text:p>0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float" office:value="0" calcext:value-type="float">
            <text:p>0</text:p>
          </table:table-cell>
          <table:table-cell table:style-name="ce36" table:formula="of:=[.$G88]*[.N88]/[.E$84]*[.$L88]/[.$D$8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04]*[.$D102]/[.D$8]" office:value-type="float" office:value="0" calcext:value-type="float">
            <text:p>0</text:p>
          </table:table-cell>
          <table:table-cell table:formula="of:=[.E104]*[.$D102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16]*[.$D114]/[.D$8]" office:value-type="float" office:value="0" calcext:value-type="float">
            <text:p>0</text:p>
          </table:table-cell>
          <table:table-cell table:formula="of:=[.E116]*[.$D114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Shuttle" table:style-name="ta1">
        <table:table-column table:style-name="co1" table:default-cell-style-name="Default"/>
        <table:table-column table:style-name="co1" table:default-cell-style-name="ce36"/>
        <table:table-column table:style-name="co5" table:default-cell-style-name="ce36"/>
        <table:table-column table:style-name="co6" table:default-cell-style-name="ce47"/>
        <table:table-column table:style-name="co3" table:number-columns-repeated="9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ce36"/>
          <table:table-cell table:number-columns-repeated="12"/>
        </table:table-row>
        <table:table-row table:style-name="ro1">
          <table:table-cell table:style-name="ce36"/>
          <table:table-cell table:style-name="ce37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37"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2"/>
        </table:table-row>
        <table:table-row table:style-name="ro1">
          <table:table-cell table:style-name="ce36" office:value-type="string" calcext:value-type="string">
            <text:p><text:s/>Wing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Skin Mass / Area </text:p>
          </table:table-cell>
          <table:covered-table-cell table:style-name="ce50"/>
          <table:table-cell table:style-name="ce38" table:formula="of:=[.E13]*[.$D12]+[.E23]*[.$D22]" office:value-type="float" office:value="0" calcext:value-type="float">
            <text:p>0</text:p>
          </table:table-cell>
          <table:table-cell table:style-name="ce38" table:formula="of:=[.F13]*[.$D$12]+[.F23]*[.$D$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Thermal Insulance</text:p>
          </table:table-cell>
          <table:covered-table-cell table:style-name="ce38"/>
          <table:table-cell table:style-name="ce38" table:formula="of:=[.E14]*[.$D12]+[.E24]*[.$D22]" office:value-type="string" office:string-value="" calcext:value-type="error">
            <text:p>#DIV/0!</text:p>
          </table:table-cell>
          <table:table-cell table:style-name="ce38" table:formula="of:=[.F14]*[.$D$12]+[.F24]*[.$D$22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Specific Heat Capacity </text:p>
          </table:table-cell>
          <table:covered-table-cell table:style-name="ce50"/>
          <table:table-cell table:style-name="ce38" table:formula="of:=[.E15]*[.H13]+[.E25]*[.H23]" office:value-type="string" office:string-value="" calcext:value-type="error">
            <text:p>#DIV/0!</text:p>
          </table:table-cell>
          <table:table-cell table:style-name="ce38" table:formula="of:=[.F15]*[.I13]+[.F25]*[.I2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4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17:.K21])" office:value-type="float" office:value="0.806" calcext:value-type="float">
            <text:p>0.806</text:p>
          </table:table-cell>
          <table:table-cell table:formula="of:=SUM([.N17:.N21])" office:value-type="float" office:value="0.806" calcext:value-type="float">
            <text:p>0.806</text:p>
          </table:table-cell>
          <table:table-cell office:value-type="string" calcext:value-type="string">
            <text:p>Mass fraction</text:p>
          </table:table-cell>
          <table:table-cell table:formula="of:=[.E13]*[.$D12]/[.E$7]" office:value-type="string" office:string-value="" calcext:value-type="error">
            <text:p>#DIV/0!</text:p>
          </table:table-cell>
          <table:table-cell table:formula="of:=[.F13]*[.$D1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36"/>
          <table:table-cell table:formula="of:=SUM([.L17:.L21])" office:value-type="float" office:value="0.00342465753424658" calcext:value-type="float">
            <text:p>0.003424657534247</text:p>
          </table:table-cell>
          <table:table-cell table:formula="of:=SUM([.O17:.O21])" office:value-type="float" office:value="0.00342465753424658" calcext:value-type="float">
            <text:p>0.003424657534247</text:p>
          </table:table-cell>
          <table:table-cell table:number-columns-repeated="4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17:.M21])" office:value-type="float" office:value="737" calcext:value-type="float">
            <text:p>737</text:p>
          </table:table-cell>
          <table:table-cell table:formula="of:=SUM([.P17:.P21])" office:value-type="float" office:value="737" calcext:value-type="float">
            <text:p>737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1">
            <text:p>Layer:</text:p>
          </table:table-cell>
          <table:covered-table-cell table:style-name="ce40"/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RCC</text:p>
          </table:table-cell>
          <table:covered-table-cell table:style-name="ce51"/>
          <table:table-cell table:style-name="ce51" table:number-columns-repeated="2"/>
          <table:table-cell table:style-name="ce51" office:value-type="float" office:value="1580" calcext:value-type="float">
            <text:p>1580</text:p>
          </table:table-cell>
          <table:table-cell table:style-name="ce51" office:value-type="float" office:value="1750" calcext:value-type="float">
            <text:p>1750</text:p>
          </table:table-cell>
          <table:table-cell table:style-name="ce51" office:value-type="float" office:value="7.58" calcext:value-type="float">
            <text:p>7.58</text:p>
          </table:table-cell>
          <table:table-cell/>
          <table:table-cell table:formula="of:=[.E17]*[.$G17]" office:value-type="float" office:value="0" calcext:value-type="float">
            <text:p>0</text:p>
          </table:table-cell>
          <table:table-cell table:formula="of:=[.E17]/[.$I17]*1000" office:value-type="float" office:value="0" calcext:value-type="float">
            <text:p>0</text:p>
          </table:table-cell>
          <table:table-cell table:formula="of:=[.$H17]*[.K17]/[.$E$13]" office:value-type="float" office:value="0" calcext:value-type="float">
            <text:p>0</text:p>
          </table:table-cell>
          <table:table-cell table:style-name="ce36" table:formula="of:=[.G17]*[.$F17]" office:value-type="float" office:value="0" calcext:value-type="float">
            <text:p>0</text:p>
          </table:table-cell>
          <table:table-cell table:style-name="ce36" table:formula="of:=[.F17]/[.$I17]*1000" office:value-type="float" office:value="0" calcext:value-type="float">
            <text:p>0</text:p>
          </table:table-cell>
          <table:table-cell table:style-name="ce36" table:formula="of:=[.$H17]*[.N17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Inconel 601</text:p>
          </table:table-cell>
          <table:covered-table-cell table:style-name="ce51"/>
          <table:table-cell table:number-columns-repeated="2" table:style-name="ce48" office:value-type="float" office:value="0.0001" calcext:value-type="float">
            <text:p>0.0001</text:p>
          </table:table-cell>
          <table:table-cell table:style-name="ce51" office:value-type="float" office:value="8060" calcext:value-type="float">
            <text:p>8060</text:p>
          </table:table-cell>
          <table:table-cell table:style-name="ce51" office:value-type="float" office:value="737" calcext:value-type="float">
            <text:p>737</text:p>
          </table:table-cell>
          <table:table-cell table:style-name="ce51" office:value-type="float" office:value="29.2" calcext:value-type="float">
            <text:p>29.2</text:p>
          </table:table-cell>
          <table:table-cell/>
          <table:table-cell table:formula="of:=[.E18]*[.$G18]" office:value-type="float" office:value="0.806" calcext:value-type="float">
            <text:p>0.806</text:p>
          </table:table-cell>
          <table:table-cell table:formula="of:=[.E18]/[.$I18]*1000" office:value-type="float" office:value="0.00342465753424658" calcext:value-type="float">
            <text:p>0.003424657534247</text:p>
          </table:table-cell>
          <table:table-cell table:formula="of:=[.$H18]*[.K18]/[.$E$13]" office:value-type="float" office:value="737" calcext:value-type="float">
            <text:p>737</text:p>
          </table:table-cell>
          <table:table-cell table:style-name="ce36" table:formula="of:=[.G18]*[.$F18]" office:value-type="float" office:value="0.806" calcext:value-type="float">
            <text:p>0.806</text:p>
          </table:table-cell>
          <table:table-cell table:style-name="ce36" table:formula="of:=[.F18]/[.$I18]*1000" office:value-type="float" office:value="0.00342465753424658" calcext:value-type="float">
            <text:p>0.003424657534247</text:p>
          </table:table-cell>
          <table:table-cell table:style-name="ce36" table:formula="of:=[.$H18]*[.N18]/[.$F$13]" office:value-type="float" office:value="737" calcext:value-type="float">
            <text:p>737</text:p>
          </table:table-cell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1">
            <text:p>Cerachrome-12</text:p>
          </table:table-cell>
          <table:covered-table-cell table:style-name="ce51"/>
          <table:table-cell table:style-name="ce51" table:number-columns-repeated="2"/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1090" calcext:value-type="float">
            <text:p>1090</text:p>
          </table:table-cell>
          <table:table-cell table:style-name="ce51" office:value-type="float" office:value="0.419" calcext:value-type="float">
            <text:p>0.419</text:p>
          </table:table-cell>
          <table:table-cell/>
          <table:table-cell table:formula="of:=[.E19]*[.$G19]" office:value-type="float" office:value="0" calcext:value-type="float">
            <text:p>0</text:p>
          </table:table-cell>
          <table:table-cell table:formula="of:=[.E19]/[.$I19]*1000" office:value-type="float" office:value="0" calcext:value-type="float">
            <text:p>0</text:p>
          </table:table-cell>
          <table:table-cell table:formula="of:=[.$H19]*[.K19]/[.$E$13]" office:value-type="float" office:value="0" calcext:value-type="float">
            <text:p>0</text:p>
          </table:table-cell>
          <table:table-cell table:style-name="ce36" table:formula="of:=[.G19]*[.$F19]" office:value-type="float" office:value="0" calcext:value-type="float">
            <text:p>0</text:p>
          </table:table-cell>
          <table:table-cell table:style-name="ce36" table:formula="of:=[.F19]/[.$I19]*1000" office:value-type="float" office:value="0" calcext:value-type="float">
            <text:p>0</text:p>
          </table:table-cell>
          <table:table-cell table:style-name="ce36" table:formula="of:=[.$H19]*[.N19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51"/>
          <table:table-cell table:style-name="ce46" table:number-columns-repeated="5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4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27:.K30])" office:value-type="float" office:value="0" calcext:value-type="float">
            <text:p>0</text:p>
          </table:table-cell>
          <table:table-cell table:formula="of:=SUM([.N27:.N30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23]*[.$D22]/[.E$7]" office:value-type="string" office:string-value="" calcext:value-type="error">
            <text:p>#DIV/0!</text:p>
          </table:table-cell>
          <table:table-cell table:formula="of:=[.F23]*[.$D2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36"/>
          <table:table-cell table:formula="of:=SUM([.L27:.L30])" office:value-type="string" office:string-value="" calcext:value-type="error">
            <text:p>#DIV/0!</text:p>
          </table:table-cell>
          <table:table-cell table:formula="of:=SUM([.O27:.O30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27:.M30])" office:value-type="string" office:string-value="" calcext:value-type="error">
            <text:p>#DIV/0!</text:p>
          </table:table-cell>
          <table:table-cell table:formula="of:=SUM([.P27:.P30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2" table:number-rows-spanned="1">
            <text:p>Layer:</text:p>
          </table:table-cell>
          <table:covered-table-cell table:style-name="ce39"/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 table:number-columns-spanned="2" table:number-rows-spanned="1"/>
          <table:covered-table-cell table:style-name="ce51"/>
          <table:table-cell table:style-name="ce46" table:number-columns-repeated="5"/>
          <table:table-cell/>
          <table:table-cell table:formula="of:=[.E27]*[.$G27]" office:value-type="float" office:value="0" calcext:value-type="float">
            <text:p>0</text:p>
          </table:table-cell>
          <table:table-cell table:formula="of:=[.E27]/[.$I27]*1000" office:value-type="string" office:string-value="" calcext:value-type="error">
            <text:p>#DIV/0!</text:p>
          </table:table-cell>
          <table:table-cell table:formula="of:=[.$H27]*[.K27]/[.$E$23]" office:value-type="string" office:string-value="" calcext:value-type="error">
            <text:p>#DIV/0!</text:p>
          </table:table-cell>
          <table:table-cell table:style-name="ce36" table:formula="of:=[.G27]*[.$F27]" office:value-type="float" office:value="0" calcext:value-type="float">
            <text:p>0</text:p>
          </table:table-cell>
          <table:table-cell table:style-name="ce36" table:formula="of:=[.F27]/[.$I27]*1000" office:value-type="string" office:string-value="" calcext:value-type="error">
            <text:p>#DIV/0!</text:p>
          </table:table-cell>
          <table:table-cell table:style-name="ce36" table:formula="of:=[.$H27]*[.N27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47" table:number-columns-repeated="5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Nose</text:p>
          </table:table-cell>
          <table:table-cell table:style-name="Default"/>
          <table:table-cell/>
          <table:table-cell table:style-name="Default"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Skin Mass / Area </text:p>
          </table:table-cell>
          <table:covered-table-cell table:style-name="ce50"/>
          <table:table-cell table:style-name="ce38" table:formula="of:=[.E37]*[.$D36]+[.E46]*[.$D45]+[.E56]*[.$D55]" office:value-type="float" office:value="0" calcext:value-type="float">
            <text:p>0</text:p>
          </table:table-cell>
          <table:table-cell table:style-name="ce38" table:formula="of:=[.F37]*[.$D36]+[.F46]*[.$D45]+[.F56]*[.$D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Thermal Insulance</text:p>
          </table:table-cell>
          <table:covered-table-cell table:style-name="ce38"/>
          <table:table-cell table:style-name="ce38" table:formula="of:=[.E38]*[.$D36]+[.E47]*[.$D45]+[.E57]*[.$D55]" office:value-type="string" office:string-value="" calcext:value-type="error">
            <text:p>#DIV/0!</text:p>
          </table:table-cell>
          <table:table-cell table:style-name="ce38" table:formula="of:=[.F38]*[.$D36]+[.F47]*[.$D45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Specific Heat Capacity </text:p>
          </table:table-cell>
          <table:covered-table-cell table:style-name="ce50"/>
          <table:table-cell table:style-name="ce38" table:formula="of:=[.E39]*[.H37]+[.E48]*[.H46]+[.E58]*[.H56]" office:value-type="string" office:string-value="" calcext:value-type="error">
            <text:p>#DIV/0!</text:p>
          </table:table-cell>
          <table:table-cell table:style-name="ce38" table:formula="of:=[.F39]*[.I37]+[.F48]*[.I46]+[.F58]*[.I56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3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4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41:.K44])" office:value-type="float" office:value="0" calcext:value-type="float">
            <text:p>0</text:p>
          </table:table-cell>
          <table:table-cell table:formula="of:=SUM([.N41:.N44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37]*[.$D36]/[.E$31]" office:value-type="string" office:string-value="" calcext:value-type="error">
            <text:p>#DIV/0!</text:p>
          </table:table-cell>
          <table:table-cell table:formula="of:=[.F37]*[.$D36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36"/>
          <table:table-cell table:formula="of:=SUM([.L41:.L44])" office:value-type="string" office:string-value="" calcext:value-type="error">
            <text:p>#DIV/0!</text:p>
          </table:table-cell>
          <table:table-cell table:formula="of:=SUM([.O41:.O44])" office:value-type="string" office:string-value="" calcext:value-type="error">
            <text:p>#DIV/0!</text:p>
          </table:table-cell>
          <table:table-cell table:number-columns-repeated="4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41:.M44])" office:value-type="float" office:value="0" calcext:value-type="float">
            <text:p>0</text:p>
          </table:table-cell>
          <table:table-cell table:formula="of:=SUM([.P41:.P4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1">
            <text:p>Layer:</text:p>
          </table:table-cell>
          <table:covered-table-cell table:style-name="ce39"/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41]*[.$G41]" office:value-type="float" office:value="0" calcext:value-type="float">
            <text:p>0</text:p>
          </table:table-cell>
          <table:table-cell table:formula="of:=[.E41]/[.$I41]*1000" office:value-type="string" office:string-value="" calcext:value-type="error">
            <text:p>#DIV/0!</text:p>
          </table:table-cell>
          <table:table-cell table:formula="of:=[.$H41]*[.K41]/[.$E$13]" office:value-type="float" office:value="0" calcext:value-type="float">
            <text:p>0</text:p>
          </table:table-cell>
          <table:table-cell table:style-name="ce36" table:formula="of:=[.G41]*[.$F41]" office:value-type="float" office:value="0" calcext:value-type="float">
            <text:p>0</text:p>
          </table:table-cell>
          <table:table-cell table:style-name="ce36" table:formula="of:=[.F41]/[.$I41]*1000" office:value-type="string" office:string-value="" calcext:value-type="error">
            <text:p>#DIV/0!</text:p>
          </table:table-cell>
          <table:table-cell table:style-name="ce36" table:formula="of:=[.$H41]*[.N41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42]*[.$G42]" office:value-type="float" office:value="0" calcext:value-type="float">
            <text:p>0</text:p>
          </table:table-cell>
          <table:table-cell table:formula="of:=[.E42]/[.$I42]*1000" office:value-type="string" office:string-value="" calcext:value-type="error">
            <text:p>#DIV/0!</text:p>
          </table:table-cell>
          <table:table-cell table:formula="of:=[.$H42]*[.K42]/[.$E$13]" office:value-type="float" office:value="0" calcext:value-type="float">
            <text:p>0</text:p>
          </table:table-cell>
          <table:table-cell table:style-name="ce36" table:formula="of:=[.G42]*[.$F42]" office:value-type="float" office:value="0" calcext:value-type="float">
            <text:p>0</text:p>
          </table:table-cell>
          <table:table-cell table:style-name="ce36" table:formula="of:=[.F42]/[.$I42]*1000" office:value-type="string" office:string-value="" calcext:value-type="error">
            <text:p>#DIV/0!</text:p>
          </table:table-cell>
          <table:table-cell table:style-name="ce36" table:formula="of:=[.$H42]*[.N42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43]*[.$G43]" office:value-type="float" office:value="0" calcext:value-type="float">
            <text:p>0</text:p>
          </table:table-cell>
          <table:table-cell table:formula="of:=[.E43]/[.$I43]*1000" office:value-type="string" office:string-value="" calcext:value-type="error">
            <text:p>#DIV/0!</text:p>
          </table:table-cell>
          <table:table-cell table:formula="of:=[.$H43]*[.K43]/[.$E$13]" office:value-type="float" office:value="0" calcext:value-type="float">
            <text:p>0</text:p>
          </table:table-cell>
          <table:table-cell table:style-name="ce36" table:formula="of:=[.G43]*[.$F43]" office:value-type="float" office:value="0" calcext:value-type="float">
            <text:p>0</text:p>
          </table:table-cell>
          <table:table-cell table:style-name="ce36" table:formula="of:=[.F43]/[.$I43]*1000" office:value-type="string" office:string-value="" calcext:value-type="error">
            <text:p>#DIV/0!</text:p>
          </table:table-cell>
          <table:table-cell table:style-name="ce36" table:formula="of:=[.$H43]*[.N43]/[.$F$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4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50:.K54])" office:value-type="float" office:value="0" calcext:value-type="float">
            <text:p>0</text:p>
          </table:table-cell>
          <table:table-cell table:formula="of:=SUM([.N50:.N54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46]*[.$D45]/[.E$31]" office:value-type="string" office:string-value="" calcext:value-type="error">
            <text:p>#DIV/0!</text:p>
          </table:table-cell>
          <table:table-cell table:formula="of:=[.F46]*[.$D45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36"/>
          <table:table-cell table:formula="of:=SUM([.L50:.L54])" office:value-type="string" office:string-value="" calcext:value-type="error">
            <text:p>#DIV/0!</text:p>
          </table:table-cell>
          <table:table-cell table:formula="of:=SUM([.O50:.O54])" office:value-type="string" office:string-value="" calcext:value-type="error">
            <text:p>#DIV/0!</text:p>
          </table:table-cell>
          <table:table-cell table:number-columns-repeated="4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50:.M54])" office:value-type="float" office:value="0" calcext:value-type="float">
            <text:p>0</text:p>
          </table:table-cell>
          <table:table-cell table:formula="of:=SUM([.P50:.P5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1">
            <text:p>Layer:</text:p>
          </table:table-cell>
          <table:covered-table-cell table:style-name="ce39"/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50]*[.$G50]" office:value-type="float" office:value="0" calcext:value-type="float">
            <text:p>0</text:p>
          </table:table-cell>
          <table:table-cell table:formula="of:=[.E50]/[.$I50]*1000" office:value-type="string" office:string-value="" calcext:value-type="error">
            <text:p>#DIV/0!</text:p>
          </table:table-cell>
          <table:table-cell table:formula="of:=[.$H50]*[.K50]/[.$E$13]" office:value-type="float" office:value="0" calcext:value-type="float">
            <text:p>0</text:p>
          </table:table-cell>
          <table:table-cell table:style-name="ce36" table:formula="of:=[.G50]*[.$F50]" office:value-type="float" office:value="0" calcext:value-type="float">
            <text:p>0</text:p>
          </table:table-cell>
          <table:table-cell table:style-name="ce36" table:formula="of:=[.F50]/[.$I50]*1000" office:value-type="string" office:string-value="" calcext:value-type="error">
            <text:p>#DIV/0!</text:p>
          </table:table-cell>
          <table:table-cell table:style-name="ce36" table:formula="of:=[.$H50]*[.N50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51]*[.$G51]" office:value-type="float" office:value="0" calcext:value-type="float">
            <text:p>0</text:p>
          </table:table-cell>
          <table:table-cell table:formula="of:=[.E51]/[.$I51]*1000" office:value-type="string" office:string-value="" calcext:value-type="error">
            <text:p>#DIV/0!</text:p>
          </table:table-cell>
          <table:table-cell table:formula="of:=[.$H51]*[.K51]/[.$E$13]" office:value-type="float" office:value="0" calcext:value-type="float">
            <text:p>0</text:p>
          </table:table-cell>
          <table:table-cell table:style-name="ce36" table:formula="of:=[.G51]*[.$F51]" office:value-type="float" office:value="0" calcext:value-type="float">
            <text:p>0</text:p>
          </table:table-cell>
          <table:table-cell table:style-name="ce36" table:formula="of:=[.F51]/[.$I51]*1000" office:value-type="string" office:string-value="" calcext:value-type="error">
            <text:p>#DIV/0!</text:p>
          </table:table-cell>
          <table:table-cell table:style-name="ce36" table:formula="of:=[.$H51]*[.N51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/>
          <table:table-cell table:formula="of:=[.E52]*[.$G52]" office:value-type="float" office:value="0" calcext:value-type="float">
            <text:p>0</text:p>
          </table:table-cell>
          <table:table-cell table:formula="of:=[.E52]/[.$I52]*1000" office:value-type="string" office:string-value="" calcext:value-type="error">
            <text:p>#DIV/0!</text:p>
          </table:table-cell>
          <table:table-cell table:formula="of:=[.$H52]*[.K52]/[.$E$13]" office:value-type="float" office:value="0" calcext:value-type="float">
            <text:p>0</text:p>
          </table:table-cell>
          <table:table-cell table:style-name="ce36" table:formula="of:=[.G52]*[.$F52]" office:value-type="float" office:value="0" calcext:value-type="float">
            <text:p>0</text:p>
          </table:table-cell>
          <table:table-cell table:style-name="ce36" table:formula="of:=[.F52]/[.$I52]*1000" office:value-type="string" office:string-value="" calcext:value-type="error">
            <text:p>#DIV/0!</text:p>
          </table:table-cell>
          <table:table-cell table:style-name="ce36" table:formula="of:=[.$H52]*[.N52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46"/>
          <table:table-cell table:style-name="ce46" table:number-columns-repeated="5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36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4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60:.K63])" office:value-type="float" office:value="0" calcext:value-type="float">
            <text:p>0</text:p>
          </table:table-cell>
          <table:table-cell table:formula="of:=SUM([.N60:.N63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56]*[.$D55]/[.E$31]" office:value-type="string" office:string-value="" calcext:value-type="error">
            <text:p>#DIV/0!</text:p>
          </table:table-cell>
          <table:table-cell table:formula="of:=[.F56]*[.$D55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36"/>
          <table:table-cell table:formula="of:=SUM([.L60:.L63])" office:value-type="string" office:string-value="" calcext:value-type="error">
            <text:p>#DIV/0!</text:p>
          </table:table-cell>
          <table:table-cell table:formula="of:=SUM([.O60:.O6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60:.M63])" office:value-type="string" office:string-value="" calcext:value-type="error">
            <text:p>#DIV/0!</text:p>
          </table:table-cell>
          <table:table-cell table:formula="of:=SUM([.P60:.P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2" table:number-rows-spanned="1">
            <text:p>Layer:</text:p>
          </table:table-cell>
          <table:covered-table-cell table:style-name="ce39"/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2">Heat Cap. </text:span></text:p>
            <text:p><text:span text:style-name="T2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 table:number-columns-spanned="2" table:number-rows-spanned="1"/>
          <table:covered-table-cell table:style-name="ce51"/>
          <table:table-cell table:style-name="ce46" table:number-columns-repeated="5"/>
          <table:table-cell/>
          <table:table-cell table:formula="of:=[.E60]*[.$G60]" office:value-type="float" office:value="0" calcext:value-type="float">
            <text:p>0</text:p>
          </table:table-cell>
          <table:table-cell table:formula="of:=[.E60]/[.$I60]*1000" office:value-type="string" office:string-value="" calcext:value-type="error">
            <text:p>#DIV/0!</text:p>
          </table:table-cell>
          <table:table-cell table:formula="of:=[.$H60]*[.K60]/[.$E$23]" office:value-type="string" office:string-value="" calcext:value-type="error">
            <text:p>#DIV/0!</text:p>
          </table:table-cell>
          <table:table-cell table:style-name="ce36" table:formula="of:=[.G60]*[.$F60]" office:value-type="float" office:value="0" calcext:value-type="float">
            <text:p>0</text:p>
          </table:table-cell>
          <table:table-cell table:style-name="ce36" table:formula="of:=[.F60]/[.$I60]*1000" office:value-type="string" office:string-value="" calcext:value-type="error">
            <text:p>#DIV/0!</text:p>
          </table:table-cell>
          <table:table-cell table:style-name="ce36" table:formula="of:=[.$H60]*[.N60]/[.$F$2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3:40:26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1T13:40:56.921000000</dc:date>
    <meta:editing-duration>PT1H51M20S</meta:editing-duration>
    <meta:editing-cycles>31</meta:editing-cycles>
    <meta:generator>LibreOffice/7.1.1.2$Windows_X86_64 LibreOffice_project/fe0b08f4af1bacafe4c7ecc87ce55bb426164676</meta:generator>
    <meta:document-statistic meta:table-count="3" meta:cell-count="1421" meta:object-count="0"/>
  </office:meta>
</office:document-meta>
</file>